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iv.d f5,f1,f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.d f5,v5(r1)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ul.d f6,f2,f3</text:p>
          </table:table-cell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iv.d f7,f6,f4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.d f7,f7,f3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.d f6,v6(r1)</text:p>
          </table:table-cell>
          <table:table-cell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.d f7,v7(r1)</text:p>
          </table:table-cell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1" calcext:value-type="float">
            <text:p>1</text:p>
          </table:table-cell>
          <table:table-cell table:number-columns-repeated="4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42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6" calcext:value-type="float">
            <text:p>43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6:57:57.409367887</meta:creation-date>
    <dc:date>2019-02-19T17:19:08.392706308</dc:date>
    <meta:editing-duration>PT10M41S</meta:editing-duration>
    <meta:editing-cycles>3</meta:editing-cycles>
    <meta:generator>LibreOffice/6.0.7.3$Linux_X86_64 LibreOffice_project/00m0$Build-3</meta:generator>
    <meta:document-statistic meta:table-count="1" meta:cell-count="220" meta:object-count="0"/>
  </office:meta>
</office:document-meta>
</file>